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Tahoma1" svg:font-family="Tahoma"/>
    <style:font-face style:name="DejaVu Sans Mono" svg:font-family="'DejaVu Sans Mono'" style:font-family-generic="modern" style:font-pitch="fixed"/>
    <style:font-face style:name="18thCentury" svg:font-family="18thCentury" style:font-pitch="variable"/>
    <style:font-face style:name="Arial1"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text-properties style:font-name="Arial1"/>
    </style:style>
    <style:style style:name="P2" style:family="paragraph" style:parent-style-name="Preformatted_20_Text">
      <style:paragraph-properties fo:text-align="center" style:justify-single-word="false"/>
      <style:text-properties style:font-name="Arial1"/>
    </style:style>
    <style:style style:name="P3" style:family="paragraph" style:parent-style-name="Preformatted_20_Text">
      <style:paragraph-properties fo:text-align="justify" style:justify-single-word="false"/>
      <style:text-properties style:font-name="Arial1"/>
    </style:style>
    <style:style style:name="P4" style:family="paragraph" style:parent-style-name="Preformatted_20_Text">
      <style:paragraph-properties fo:text-align="justify" style:justify-single-word="false"/>
    </style:style>
    <style:style style:name="P5" style:family="paragraph" style:parent-style-name="Preformatted_20_Text">
      <style:paragraph-properties fo:text-align="center" style:justify-single-word="false"/>
      <style:text-properties fo:font-weight="bold" style:font-weight-asian="bold" style:font-weight-complex="bold"/>
    </style:style>
    <style:style style:name="T1" style:family="text">
      <style:text-properties style:font-name="Arial1"/>
    </style:style>
    <style:style style:name="T2" style:family="text">
      <style:text-properties style:font-name="18thCentury"/>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GNU Free Documentation License</text:span></text:p>
      <text:p text:style-name="P2">Version 1.2, November 2002</text:p>
      <text:p text:style-name="P2"/>
      <text:p text:style-name="Preformatted_20_Text"/>
      <text:p text:style-name="Preformatted_20_Text"><text:span text:style-name="T1">Copyright (C) 2000,2001,2002 <text:s/>Free Software Foundation, Inc. 51 Franklin St, Fifth Floor, Boston, </text:span></text:p>
      <text:p text:style-name="Preformatted_20_Text"><text:span text:style-name="T1"><text:s text:c="53"/>MA <text:s/>02110-1301 <text:s/>USA</text:span></text:p>
      <text:p text:style-name="P1">Everyone is permitted to copy and distribute verbatim copies <text:s/>of this license document, but changing it is not allowed.</text:p>
      <text:p text:style-name="P1"/>
      <text:p text:style-name="P1"/>
      <text:p text:style-name="P3">0. PREAMBLE</text:p>
      <text:p text:style-name="P3"/>
      <text:p text:style-name="P3">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P3"/>
      <text:p text:style-name="P3">This License is a kind of "copyleft", which means that derivative works of the document must themselves be free in the same sense. <text:s/>It complements the GNU General Public License, which is a copyleft license designed for free software.</text:p>
      <text:p text:style-name="P3"/>
      <text:p text:style-name="P3">We have designed this License in order to use it for manuals for free software, because free software needs free documentation: a free program should come with manuals providing the same freedoms that the software does. <text:s/>But this License is not limited to software manuals; it can be used for any textual work, regardless of subject matter or whether it is published as a printed book. <text:s/>We recommend this License principally for works whose purpose is instruction or reference.</text:p>
      <text:p text:style-name="P1"/>
      <text:p text:style-name="P1"/>
      <text:p text:style-name="P3">1. APPLICABILITY AND DEFINITIONS</text:p>
      <text:p text:style-name="P3"/>
      <text:p text:style-name="P3">This License applies to any manual or other work, in any medium, that contains a notice placed by the copyright holder saying it can be distributed under the terms of this License. <text:s/>Such a notice grants a worldwide, royalty-free license, unlimited in duration, to use that work under the conditions stated herein. <text:s/>The "Document", below, refers to any such manual or work. <text:s/>Any member of the public is a licensee, and is addressed as "you". <text:s/>You accept the license if you copy, modify or distribute the work in a way requiring permission under copyright law.</text:p>
      <text:p text:style-name="P3"/>
      <text:p text:style-name="P3">A "Modified Version" of the Document means any work containing the Document or a portion of it, either copied verbatim, or with modifications and/or translated into another language.</text:p>
      <text:p text:style-name="P3"/>
      <text:p text:style-name="P3">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ext:s/>(Thus, if the Document is in part a textbook of mathematics, a Secondary Section may not explain any mathematics.) <text:s/>The relationship could be a matter of historical connection with the subject or with related matters, or of legal, commercial, philosophical, ethical or political position regarding them.</text:p>
      <text:p text:style-name="P4"/>
      <text:p text:style-name="P3">The "Invariant Sections" are certain Secondary Sections whose titles are designated, as being those of Invariant Sections, in the notice that says that the Document is released under this License. <text:s/>If a section does not fit the above definition of Secondary then it is not allowed to be designated as Invariant. <text:s/>The Document may contain zero Invariant Sections. <text:s/>If the Document does not identify any Invariant Sections then there are none.</text:p>
      <text:p text:style-name="P3"/>
      <text:p text:style-name="P3">The "Cover Texts" are certain short passages of text that are listed, as Front-Cover Texts or Back-Cover Texts, in the notice that says that the Document is released under this License. <text:s/>A Front-Cover Text may be at most 5 words, and a Back-Cover Text may be at most 25 words.</text:p>
      <text:p text:style-name="P3"/>
      <text:p text:style-name="P3">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text:s/>A copy made in an otherwise Transparent file format <text:soft-page-break/>whose markup, or absence of markup, has been arranged to thwart or discourage subsequent modification by readers is not Transparent. An image format is not Transparent if used for any substantial amount of text. <text:s/>A copy that is not "Transparent" is called "Opaque".</text:p>
      <text:p text:style-name="P4"/>
      <text:p text:style-name="P3">Examples of suitable formats for Transparent copies include plain ASCII without markup, Texinfo input format, LaTeX input format, SGML or XML using a publicly available DTD, and standard-conforming simple HTML, PostScript or PDF designed for human modification. <text:s/>Examples of transparent image formats include PNG, XCF and JPG. <text:s/>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P3"/>
      <text:p text:style-name="P3">The "Title Page" means, for a printed book, the title page itself, plus such following pages as are needed to hold, legibly, the material this License requires to appear in the title page. <text:s/>For works in formats which do not have any title page as such, "Title Page" means the text near the most prominent appearance of the work's title, preceding the beginning of the body of the text.</text:p>
      <text:p text:style-name="P3"/>
      <text:p text:style-name="P3">A section "Entitled XYZ" means a named subunit of the Document whose title either is precisely XYZ or contains XYZ in parentheses following text that translates XYZ in another language. <text:s/>(Here XYZ stands for a specific section name mentioned below, such as "Acknowledgements", "Dedications", "Endorsements", or "History".) <text:s/>To "Preserve the Title" of such a section when you modify the Document means that it remains a section "Entitled XYZ" according to this definition.</text:p>
      <text:p text:style-name="P3"/>
      <text:p text:style-name="P3">The Document may include Warranty Disclaimers next to the notice which states that this License applies to the Document. <text:s/>These Warranty Disclaimers are considered to be included by reference in this License, but only as regards disclaiming warranties: any other implication that these Warranty Disclaimers may have is void and has no effect on the meaning of this License.</text:p>
      <text:p text:style-name="P3"/>
      <text:p text:style-name="P1"/>
      <text:p text:style-name="P3">2. VERBATIM COPYING</text:p>
      <text:p text:style-name="P3"/>
      <text:p text:style-name="P3">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text:s/>You may not use technical measures to obstruct or control the reading or further copying of the copies you make or distribute. <text:s/>However, you may accept compensation in exchange for copies. <text:s/>If you distribute a large enough number of copies you must also follow the conditions in section 3.</text:p>
      <text:p text:style-name="P3"/>
      <text:p text:style-name="P3">You may also lend copies, under the same conditions stated above, and you may publicly display copies.</text:p>
      <text:p text:style-name="P3"/>
      <text:p text:style-name="P3"/>
      <text:p text:style-name="P3">3. COPYING IN QUANTITY</text:p>
      <text:p text:style-name="P3"/>
      <text:p text:style-name="P3">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text:s/>Both covers must also clearly and legibly identify you as the publisher of these copies. <text:s/>The front cover must present the full title with all words of the title equally prominent and visible. <text:s/>You may add other material on the covers in addition. Copying with changes limited to the covers, as long as they preserve the title of the Document and satisfy these conditions, can be treated as verbatim copying in other respects.</text:p>
      <text:p text:style-name="P4"/>
      <text:p text:style-name="P3">If the required texts for either cover are too voluminous to fit legibly, you should put the first ones listed (as many as fit reasonably) on the actual cover, and continue the rest onto adjacent pages.</text:p>
      <text:p text:style-name="P3"/>
      <text:p text:style-name="P3">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P3"><text:soft-page-break/></text:p>
      <text:p text:style-name="P3">It is requested, but not required, that you contact the authors of the Document well before redistributing any large number of copies, to give them a chance to provide you with an updated version of the Document.</text:p>
      <text:p text:style-name="P4"/>
      <text:p text:style-name="P4"/>
      <text:p text:style-name="P3">4. MODIFICATIONS</text:p>
      <text:p text:style-name="P4"/>
      <text:p text:style-name="P3">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text:s/>In addition, you must do these things in the Modified Version:</text:p>
      <text:p text:style-name="P3"/>
      <text:p text:style-name="P3">A. <text:s/>Use in the Title Page (and on the covers, if any) a title distinct from that of the Document, and from those <text:s text:c="5"/>of previous versions (which should, if there were any, be listed in the History section of the Document). <text:s/>You may use the same title as a previous version <text:s text:c="3"/>if the original publisher of that version gives permission.</text:p>
      <text:p text:style-name="P3">B. <text:s/>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text:p>
      <text:p text:style-name="P3">C. <text:s/>State on the Title page the name of the publisher of the Modified Version, as the publisher.</text:p>
      <text:p text:style-name="P3">D. <text:s/>Preserve all the copyright notices of the Document.</text:p>
      <text:p text:style-name="P3">E. <text:s/>Add an appropriate copyright notice for your modifications adjacent to the other copyright notices.</text:p>
      <text:p text:style-name="P3">F. <text:s/>Include, immediately after the copyright notices, a license notice giving the public permission to use the Modified Version under the terms of this License, in the form shown in the Addendum below.</text:p>
      <text:p text:style-name="P3">G. Preserve in that license notice the full lists of Invariant Sections and required Cover Texts given in the <text:s text:c="2"/>Document's license notice.</text:p>
      <text:p text:style-name="P3">H. <text:s/>Include an unaltered copy of this License.</text:p>
      <text:p text:style-name="P3">I. <text:s text:c="2"/>Preserve the section Entitled "History", Preserve its Title, and add to it an item stating at least the title, <text:s text:c="6"/>year, new authors, and publisher of the Modified Version as given on the Title Page. <text:s/>If there is no section Entitled "History" in the Document, create one stating the title, year, authors, and publisher of the Document as given on its Title Page, then add an item describing the Modified Version as stated in the previous sentence.</text:p>
      <text:p text:style-name="P3">J. <text:s/>Preserve the network location, if any, given in the Document for public access to a Transparent copy of the Document, and likewise the network locations given in the Document for previous versions it was based on. <text:s/>These may be placed in the "History" section. You may omit a network location for a work that was published at least four years before the Document itself, or if the original publisher of the version it refers to gives permission.</text:p>
      <text:p text:style-name="P3">K. <text:s/>For any section Entitled "Acknowledgements" or "Dedications", Preserve the Title of the section, and preserve in the section all the substance and tone of each of the contributor acknowledgements and/or dedications given therein.</text:p>
      <text:p text:style-name="P3">L. <text:s/>Preserve all the Invariant Sections of the Document, unaltered in their text and in their titles. <text:s/>Section numbers or the equivalent are not considered part of the section titles.</text:p>
      <text:p text:style-name="P3">M. Delete any section Entitled "Endorsements". <text:s/>Such a section may not be included in the Modified Version.</text:p>
      <text:p text:style-name="P3">N. Do not retitle any existing section to be Entitled "Endorsements" or to conflict in title with any Invariant Section.</text:p>
      <text:p text:style-name="P3">O. Preserve any Warranty Disclaimers.</text:p>
      <text:p text:style-name="P4"/>
      <text:p text:style-name="P3">If the Modified Version includes new front-matter sections or appendices that qualify as Secondary Sections and contain no material copied from the Document, you may at your option designate some or all of these sections as invariant. <text:s/>To do this, add their titles to the list of Invariant Sections in the Modified Version's license notice. These titles must be distinct from any other section titles.</text:p>
      <text:p text:style-name="P3"/>
      <text:p text:style-name="P3">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P3"/>
      <text:p text:style-name="P3">You may add a passage of up to five words as a Front-Cover Text, and a passage of up to 25 words as a Back-Cover Text, to the end of the list of Cover Texts in the Modified Version. <text:s/>Only one passage of Front-Cover Text and one of Back-Cover Text may be added by (or through arrangements made by) any one entity. <text:s/>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P3"/>
      <text:p text:style-name="P3">The author(s) and publisher(s) of the Document do not by this License give permission to use their names for <text:soft-page-break/>publicity for or to assert or imply endorsement of any Modified Version.</text:p>
      <text:p text:style-name="P3"/>
      <text:p text:style-name="P3"/>
      <text:p text:style-name="P3">5. COMBINING DOCUMENTS</text:p>
      <text:p text:style-name="P3"/>
      <text:p text:style-name="P3">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P3"/>
      <text:p text:style-name="P3">The combined work need only contain one copy of this License, and multiple identical Invariant Sections may be replaced with a single copy. <text:s/>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P3"/>
      <text:p text:style-name="P3">In the combination, you must combine any sections Entitled "History" in the various original documents, forming one section Entitled "History"; likewise combine any sections Entitled "Acknowledgements", and any sections Entitled "Dedications". <text:s/>You must delete all sections Entitled "Endorsements".</text:p>
      <text:p text:style-name="P3"/>
      <text:p text:style-name="P3"/>
      <text:p text:style-name="P3">6. COLLECTIONS OF DOCUMENTS</text:p>
      <text:p text:style-name="P3"/>
      <text:p text:style-name="P3">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P3"/>
      <text:p text:style-name="P3">You may extract a single document from such a collection, and distribute it individually under this License, provided you insert a copy of this License into the extracted document, and follow this License in all other respects regarding verbatim copying of that document.</text:p>
      <text:p text:style-name="P3"/>
      <text:p text:style-name="P3"/>
      <text:p text:style-name="P3">7. AGGREGATION WITH INDEPENDENT WORKS</text:p>
      <text:p text:style-name="P3"/>
      <text:p text:style-name="P3">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P3"/>
      <text:p text:style-name="P3">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p text:style-name="P3"/>
      <text:p text:style-name="P3"/>
      <text:p text:style-name="P3">8. TRANSLATION</text:p>
      <text:p text:style-name="P3"/>
      <text:p text:style-name="P3">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text:s/>You may include a translation of this License, and all the license notices in the Document, and any Warranty Disclaimers, provided that you also include the original English version of this License and the original versions of those notices and disclaimers. <text:s/>In case of a disagreement between the translation and the original version of this License or a notice or disclaimer, the original version will prevail.</text:p>
      <text:p text:style-name="P3"/>
      <text:p text:style-name="P3">If a section in the Document is Entitled "Acknowledgements", "Dedications", or "History", the requirement (section 4) to Preserve its Title (section 1) will typically require changing the actual title.</text:p>
      <text:p text:style-name="P3"/>
      <text:p text:style-name="P3"/>
      <text:p text:style-name="P3"><text:soft-page-break/>9. TERMINATION</text:p>
      <text:p text:style-name="P3"/>
      <text:p text:style-name="P3">You may not copy, modify, sublicense, or distribute the Document except as expressly provided for under this License. <text:s/>Any other attempt to copy, modify, sublicense or distribute the Document is void, and will automatically terminate your rights under this License. <text:s/>However, parties who have received copies, or rights, from you under this License will not have their licenses terminated so long as such parties remain in full compliance.</text:p>
      <text:p text:style-name="P3"/>
      <text:p text:style-name="P3"/>
      <text:p text:style-name="P3">10. FUTURE REVISIONS OF THIS LICENSE</text:p>
      <text:p text:style-name="P3"/>
      <text:p text:style-name="P3">The Free Software Foundation may publish new, revised versions of the GNU Free Documentation License from time to time. <text:s/>Such new versions will be similar in spirit to the present version, but may differ in detail to address new problems or concerns. <text:s/>See http://www.gnu.org/copyleft/.</text:p>
      <text:p text:style-name="P3"/>
      <text:p text:style-name="P3">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text:s/>If the Document does not specify a version number of this License, you may choose any version ever published (not as a draft) by the Free Software Foundation.</text:p>
      <text:p text:style-name="P3"/>
      <text:p text:style-name="P3"/>
      <text:p text:style-name="P3"/>
      <text:p text:style-name="P3"/>
      <text:p text:style-name="P3"/>
      <text:p text:style-name="P1">ADDENDUM: How to use this License for your documents</text:p>
      <text:p text:style-name="P1"/>
      <text:p text:style-name="P1">To use this License in a document you have written, include a copy of the License in the document and put the following copyright and license notices just after the title page:</text:p>
      <text:p text:style-name="P1"/>
      <text:p text:style-name="P1"><text:s text:c="4"/>Copyright (c) <text:s/>YEAR <text:s/>YOUR NAME.</text:p>
      <text:p text:style-name="P1"><text:s text:c="4"/>Permission is granted to copy, distribute and/or modify this document under the terms of the GNU Free</text:p>
      <text:p text:style-name="P1"><text:s text:c="4"/>Documentation License, Version 1.2 <text:s/>or any later version published by the Free Software Foundation;</text:p>
      <text:p text:style-name="P1"><text:s text:c="4"/>with no Invariant Sections, no Front-Cover Texts, and no Back-Cover Texts. <text:s/>A copy of the license is</text:p>
      <text:p text:style-name="P1"><text:s text:c="4"/>included in the section entitled "GNU Free Documentation License".</text:p>
      <text:p text:style-name="P1"/>
      <text:p text:style-name="P1">If you have Invariant Sections, Front-Cover Texts and Back-Cover Texts, replace the "with...Texts." line with this:</text:p>
      <text:p text:style-name="P1"/>
      <text:p text:style-name="P1"><text:s text:c="4"/>with the Invariant Sections being LIST THEIR TITLES, with the Front-Cover Texts being LIST, and with the Back-Cover Texts being LIST.</text:p>
      <text:p text:style-name="P1"/>
      <text:p text:style-name="P1">If you have Invariant Sections without Cover Texts, or some other combination of the three, merge those two alternatives to suit the situation.</text:p>
      <text:p text:style-name="P1"/>
      <text:p text:style-name="P1">If your document contains nontrivial examples of program code, we recommend releasing these examples in parallel under your choice of free software license, such as the GNU General Public License, to permit their use in fre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Tahoma1" svg:font-family="Tahoma"/>
    <style:font-face style:name="DejaVu Sans Mono" svg:font-family="'DejaVu Sans Mono'" style:font-family-generic="modern" style:font-pitch="fixed"/>
    <style:font-face style:name="18thCentury" svg:font-family="18thCentury" style:font-pitch="variable"/>
    <style:font-face style:name="Arial1"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0pt" fo:language="en" fo:country="GB" style:font-name-asian="DejaVu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0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fo:font-size="12pt" style:font-name-complex="Tahoma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fo:font-size="12pt" style:font-name-complex="Tahoma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creator>Vincent Coen</dc:creator>
    <dc:date>2009-01-07T18:05:22</dc:date>
    <meta:editing-cycles>0</meta:editing-cycles>
    <meta:editing-duration>PT0S</meta:editing-duration>
    <meta:user-defined meta:name="Info 1"/>
    <meta:user-defined meta:name="Info 2"/>
    <meta:user-defined meta:name="Info 3"/>
    <meta:user-defined meta:name="Info 4"/>
    <meta:document-statistic meta:table-count="0" meta:image-count="0" meta:object-count="0" meta:page-count="5" meta:paragraph-count="78" meta:word-count="3315" meta:character-count="20218"/>
  </office:meta>
</office:document-meta>
</file>